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8cf9e"/>
    </style:style>
    <style:style style:name="P2" style:family="paragraph" style:parent-style-name="Standard">
      <style:text-properties officeooo:paragraph-rsid="0008d70e"/>
    </style:style>
    <style:style style:name="T1" style:family="text">
      <style:text-properties officeooo:rsid="0008cf9e"/>
    </style:style>
    <style:style style:name="T2" style:family="text">
      <style:text-properties officeooo:rsid="0008d7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ontact to NetCom</text:span></text:h>
      <text:p text:style-name="P1"><text:span text:style-name="T1">Your name: title, name ......................................................</text:span></text:p>
      <text:p text:style-name="P1"><text:span text:style-name="T1">Organization/Company/Hospital ......................................</text:span></text:p>
      <text:p text:style-name="P1"><text:span text:style-name="T1">e-mail address ...................................................................</text:span></text:p>
      <text:p text:style-name="P1"><text:span text:style-name="T1">Postal address (if CD or handbook requested) .................</text:span></text:p>
      <text:h text:style-name="Heading_20_3" text:outline-level="3"><text:span text:style-name="T1">Reason for contact</text:span></text:h>
      <text:p text:style-name="P1"><text:span text:style-name="T1"><text:drop-down text:name="Reason for contact"><text:label text:value="Report a bug"/><text:label text:value="Request a CD copy of HHIMS"/><text:label text:value="Request a softcopy of handbook"/><text:label text:value="Request a printout of handbook"/><text:label text:value="Request training"/><text:label text:value="Request installation"/><text:label text:value="Request a report"/><text:label text:value="Request an additional program"/>Report a bug</text:drop-down></text:span></text:p>
      <text:p text:style-name="P1"><text:span text:style-name="T1"/></text:p>
      <text:h text:style-name="Heading_20_3" text:outline-level="3"><text:span text:style-name="T1">Degree of urgency</text:span></text:h>
      <text:p text:style-name="P1"><text:span text:style-name="T1"><text:drop-down text:name="Reason for contact"><text:label text:value="No hurry"/><text:label text:value="Fairly soon"/><text:label text:value="Urgently needed"/>No hurry</text:drop-down></text:span></text:p>
      <text:p text:style-name="P1"><text:span text:style-name="T1"/></text:p>
      <text:h text:style-name="Heading_20_3" text:outline-level="3"><text:span text:style-name="T1">Price list:</text:span></text:h>
      <text:p text:style-name="P1"><text:span text:style-name="T1">Half day training (up to 10 users)<text:tab/><text:tab/>5,000 plus traveling costs</text:span></text:p>
      <text:p text:style-name="P1"><text:span text:style-name="T1">2 day training (up to 40 users)<text:tab/><text:tab/>15,000 plus traveling &amp; accomodation</text:span></text:p>
      <text:p text:style-name="P1"><text:span text:style-name="T1">Installation on site (1-2 computers)<text:tab/><text:tab/>5,000 plus traveling costs</text:span></text:p>
      <text:p text:style-name="P1"><text:span text:style-name="T2">Practice i</text:span><text:span text:style-name="T1">nstallation + </text:span><text:span text:style-name="T2">WiFi </text:span><text:span text:style-name="T1">network<text:tab/><text:tab/>from 15,000 plus traveling &amp; accomodation</text:span></text:p>
      <text:p text:style-name="P1"><text:span text:style-name="T1">Producing a simple report<text:tab/><text:tab/><text:tab/>from 2,000</text:span></text:p>
      <text:p text:style-name="P1"><text:span text:style-name="T1">Producing a new module<text:tab/><text:tab/><text:tab/>from 20,000</text:span></text:p>
      <text:p text:style-name="P2"><text:span text:style-name="T2">Installation/training in a small hospital<text:tab/>from 100,000</text:span></text:p>
      <text:p text:style-name="P2"><text:span text:style-name="T2">Installation/training in a large hospital<text:tab/>from 200,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ham Pole</meta:initial-creator>
    <meta:creation-date>2011-09-20T17:36:48</meta:creation-date>
    <dc:date>2011-09-20T18:06:20</dc:date>
    <dc:creator>Denham Pole</dc:creator>
    <meta:editing-duration>PT00H10M32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1" meta:paragraph-count="18" meta:word-count="106" meta:character-count="842"/>
  </office:meta>
</office:document-meta>
</file>